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alibri" svg:font-family="Calibri" style:font-family-generic="roman" style:font-pitch="variable"/>
    <style:font-face style:name="Century Gothic" svg:font-family="'Century Gothic'" style:font-family-generic="roman" style:font-pitch="variable"/>
    <style:font-face style:name="Arial" svg:font-family="Arial"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entury Gothic" fo:font-size="10pt" style:font-size-asian="10pt" style:font-name-complex="Tahoma" style:font-size-complex="10pt"/>
    </style:style>
    <style:style style:name="P2" style:family="paragraph" style:parent-style-name="Standard">
      <style:paragraph-properties fo:margin-left="0.25in" fo:margin-right="0in" fo:text-indent="0in" style:auto-text-indent="false"/>
    </style:style>
    <style:style style:name="P3" style:family="paragraph" style:parent-style-name="Standard">
      <style:paragraph-properties fo:margin-left="0.25in" fo:margin-right="0in" fo:text-indent="0in" style:auto-text-indent="false"/>
      <style:text-properties style:font-name="Century Gothic" fo:font-size="10pt" style:font-size-asian="10pt" style:font-name-complex="Tahoma" style:font-size-complex="10pt"/>
    </style:style>
    <style:style style:name="P4" style:family="paragraph" style:parent-style-name="Standard" style:master-page-name="Standard">
      <style:paragraph-properties style:page-number="auto"/>
    </style:style>
    <style:style style:name="T1" style:family="text">
      <style:text-properties style:font-name="Century Gothic" fo:font-size="10pt" style:font-size-asian="10pt" style:font-name-complex="Tahoma"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hapter 1 – Databases and Database Users</text:span></text:p>
      <text:p text:style-name="Standard"><text:span text:style-name="T1">Terminology</text:span></text:p>
      <text:p text:style-name="Standard"><text:span text:style-name="T1">Traditional database applications: Databases were most of the information is stored and accessed is either textual or numeric.</text:span></text:p>
      <text:p text:style-name="P1"/>
      <text:p text:style-name="Standard"><text:span text:style-name="T1">Multimedia databases: Databases in which images, audio clips, and video streams digitally.</text:span></text:p>
      <text:p text:style-name="P1"/>
      <text:p text:style-name="Standard"><text:span text:style-name="T1">Geographic information systems (GIS): Databases that can store and analyze maps, weather data, and satellite images.</text:span></text:p>
      <text:p text:style-name="P1"/>
      <text:p text:style-name="Standard"><text:span text:style-name="T1">Data warehouses / Online analytical processing (OAP): Systems that are used to extract and analyze useful business information from very large databases to support decision making.</text:span></text:p>
      <text:p text:style-name="P1"/>
      <text:p text:style-name="Standard"><text:span text:style-name="T1">Real-time / Active database technology: Tools used to control industrial and manufacturing processes.</text:span></text:p>
      <text:p text:style-name="P1"/>
      <text:p text:style-name="Standard"><text:span text:style-name="T1">Database: A collection of related data.</text:span></text:p>
      <text:p text:style-name="P1"/>
      <text:p text:style-name="Standard"><text:span text:style-name="T1">Data: Known facts that can be recorded and that have implicit meaning.</text:span></text:p>
      <text:p text:style-name="P1"/>
      <text:p text:style-name="Standard"><text:span text:style-name="T1">Miniworld (Universe of Discourse (UoD)): A database that represents some aspect of the real world.</text:span></text:p>
      <text:p text:style-name="P1"/>
      <text:p text:style-name="Standard"><text:span text:style-name="T1">Database management system (DBMS): A collection of programs that enables users to create and maintain a database. The DBMS is a general-purpose software system that facilitates the processes of defining, constructing, manipulating, and sharing databases among various users and applications.</text:span></text:p>
      <text:p text:style-name="P1"/>
      <text:p text:style-name="Standard"><text:span text:style-name="T1">Application program: Accesses the database by sending queries or requests for data to the DBMS.</text:span></text:p>
      <text:p text:style-name="P1"/>
      <text:p text:style-name="Standard"><text:span text:style-name="T1">Query: An action that causes some data to be retrieved.</text:span></text:p>
      <text:p text:style-name="P1"/>
      <text:p text:style-name="Standard"><text:span text:style-name="T1">Transaction: An action that causes some data to be read and some data to be written into the database.</text:span></text:p>
      <text:p text:style-name="P1"/>
      <text:p text:style-name="Standard"><text:span text:style-name="T1">Protection: System protection against malicious attacks and malfunctions.</text:span></text:p>
      <text:p text:style-name="P1"/>
      <text:p text:style-name="Standard"><text:span text:style-name="T1">Database system: The database and DBMS software together.</text:span></text:p>
      <text:p text:style-name="P1"/>
      <text:p text:style-name="Standard"><text:span text:style-name="T1">Meta-data: Information stored in the catalog of a database.</text:span></text:p>
      <text:p text:style-name="P1"/>
      <text:p text:style-name="Standard"><text:span text:style-name="T1">Program-data independence: A structure of data files stored in the DBMS catalog separate from the access programs. </text:span></text:p>
      <text:p text:style-name="P1"/>
      <text:p text:style-name="Standard"><text:span text:style-name="T1">Program-operation independence: When user-application programs can operate on the data by invoking these operations through their names and arguments, regardless of how the operations are implemented.</text:span></text:p>
      <text:p text:style-name="P1"/>
      <text:p text:style-name="Standard"><text:span text:style-name="T1">Data abstraction: The characteristic that allows program-data independence and program-operation independence. </text:span></text:p>
      <text:p text:style-name="P1"/>
      <text:p text:style-name="Standard"><text:span text:style-name="T1">Data model: A type of data abstraction that is used to provide conceptual representation by using logical concepts such as objects, their properties, and their interrelationships, that may be easier for most users to understand that computer storage concepts.</text:span></text:p>
      <text:p text:style-name="P1"><text:soft-page-break/></text:p>
      <text:p text:style-name="Standard"><text:span text:style-name="T1">Abstract operation: An abstraction of the miniworld.</text:span></text:p>
      <text:p text:style-name="P1"/>
      <text:p text:style-name="Standard"><text:span text:style-name="T1">View: A perspective of a database for its user.</text:span></text:p>
      <text:p text:style-name="P1"/>
      <text:p text:style-name="Standard"><text:span text:style-name="T1">Concurrency control: Software that allows several users to update the same data in such a manner so that the result of the updates is correct. </text:span></text:p>
      <text:p text:style-name="P1"/>
      <text:p text:style-name="Standard"><text:span text:style-name="T1">Online transaction processing (OLTP): Types of concurrency control applications.</text:span></text:p>
      <text:p text:style-name="P1"/>
      <text:p text:style-name="Standard"><text:span text:style-name="T1">Isolation: A property that ensures that each transaction appears to execute in isolation from other transactions, even though hundreds of transaction can be happening at the same time.</text:span></text:p>
      <text:p text:style-name="P1"/>
      <text:p text:style-name="Standard"><text:span text:style-name="T1">Atomicity: A property that ensures that either all the database operations are executes or none are.</text:span></text:p>
      <text:p text:style-name="P1"/>
      <text:p text:style-name="Standard"><text:span text:style-name="T1">Database administrators (DBA): An individual that oversees and manages the resources of the databases. The DBA is responsible for authorizing access to the database, coordinating and monitoring its use, and acquiring software and hardware resources as needed.</text:span></text:p>
      <text:p text:style-name="P1"/>
      <text:p text:style-name="Standard"><text:span text:style-name="T1">Database designers: People responsible for identifying the data to be stored in the database and for choosing appropriate structures to represent and store this data.</text:span></text:p>
      <text:p text:style-name="P1"/>
      <text:p text:style-name="Standard"><text:span text:style-name="T1">End users: People who jobs require access to the database for querying, updating, and generating reports; the database primarily exists for their use. There are several categories of end users:</text:span></text:p>
      <text:p text:style-name="P1"/>
      <text:p text:style-name="P2"><text:span text:style-name="T1">Causal end users: People who occasionally access the database but they may need different information each time.</text:span></text:p>
      <text:p text:style-name="P3"/>
      <text:p text:style-name="P2"><text:span text:style-name="T1">Naïve/Parametric end users: People whose main jobs revolves around constantly querying and updating the database, using standard types of queries and updates – called canned transactions – that have been carefully programmed and tested. (i.e. bank tellers check account balances and post withdrawals and deposits.)</text:span></text:p>
      <text:p text:style-name="P3"/>
      <text:p text:style-name="P2"><text:span text:style-name="T1">Sophisticated end users: People that include engineers, scientists, business analysts, and other who thoroughly familiarize themselves with the facilities of the DBMS in order to implement their own applications to meet their complex requirements.</text:span></text:p>
      <text:p text:style-name="P3"/>
      <text:p text:style-name="P2"><text:span text:style-name="T1">Standalone users: People who maintain personal databases by using ready-made program packages that provide easy-to-use menu-based or graphics-based interfaces.</text:span></text:p>
      <text:p text:style-name="P3"/>
      <text:p text:style-name="Standard"><text:span text:style-name="T1">System analysts: People who determine the requirements of end users, especially naïve and parametric end users, and develop specifications for standard canned transactions that meet these requirements.</text:span></text:p>
      <text:p text:style-name="P1"/>
      <text:p text:style-name="Standard"><text:span text:style-name="T1">Application programmers: People that implement these specifications as programs; then they test, debug, documents, and maintain these canned transactions.</text:span></text:p>
      <text:p text:style-name="P1"/>
      <text:p text:style-name="Standard"><text:span text:style-name="T1">DBMS system designers and implementers: People who design and implement the DBMS modules and interfaces as a software package.</text:span></text:p>
      <text:p text:style-name="P1"/>
      <text:p text:style-name="Standard"><text:soft-page-break/><text:span text:style-name="T1">Modules: Components of the DBMS that can implement the catalog, query language processing, interface processing, accessing and buffering data, controlling concurrency, and handling data recovery and security.</text:span></text:p>
      <text:p text:style-name="P1"/>
      <text:p text:style-name="Standard"><text:span text:style-name="T1">Tool developers: People who design and implement tools – the software packages that facilitate database modeling and design, database system design, and improved performance.</text:span></text:p>
      <text:p text:style-name="P1"/>
      <text:p text:style-name="Standard"><text:span text:style-name="T1">Operators and maintenance personnel: People responsible for the actual running and maintenance of the hardware and software environment for the database system.</text:span></text:p>
      <text:p text:style-name="P1"/>
      <text:p text:style-name="Standard"><text:span text:style-name="T1">Data normalization: Design technique in which a piece of data is stored in only one place of the database. This ensures consistency and saves storage.</text:span></text:p>
      <text:p text:style-name="P1"/>
      <text:p text:style-name="Standard"><text:span text:style-name="T1">Denormalization: A design technique in which data is placed all together as so the user does not have perform multiple searches for certain information.</text:span></text:p>
      <text:p text:style-name="P1"/>
      <text:p text:style-name="Standard"><text:span text:style-name="T1">Security and authorization subsystem: An application that allow the DBA to create accounts and to specify restrictions.</text:span></text:p>
      <text:p text:style-name="P1"/>
      <text:p text:style-name="Standard"><text:span text:style-name="T1">Persistence: When an object in a certain programming language survives the termination of program execution and can later be directly retrieved by another program.</text:span></text:p>
      <text:p text:style-name="P1"/>
      <text:p text:style-name="Standard"><text:span text:style-name="T1">Buffering / Caching modules: Modules that maintains parts of the database in main memory buffers.</text:span></text:p>
      <text:p text:style-name="P1"/>
      <text:p text:style-name="Standard"><text:span text:style-name="T1">Query processing and optimization module: Module responsible for choosing an efficient query execution plan for each query based on the existing storage structures.</text:span></text:p>
      <text:p text:style-name="P1"/>
      <text:p text:style-name="Standard"><text:span text:style-name="T1">Backup and recovery subsystem: Module responsible for recovery.</text:span></text:p>
      <text:p text:style-name="P1"/>
      <text:p text:style-name="Standard"><text:span text:style-name="T1">Graphical user interfaces (GUIs): forms-style interfaces and menu-driven interfaces.</text:span></text:p>
      <text:p text:style-name="P1"/>
      <text:p text:style-name="Standard"><text:span text:style-name="T1">Referential integrity constraint: Constraint that states that a record in one file must be related to records in other files.</text:span></text:p>
      <text:p text:style-name="P1"/>
      <text:p text:style-name="Standard"><text:span text:style-name="T1">Key / uniqueness constraint: Constraint that specifies uniqueness on data value items.</text:span></text:p>
      <text:p text:style-name="P1"/>
      <text:p text:style-name="Standard"><text:span text:style-name="T1">Customer Relationship Management (CRM): software that plans order processing as well as marketing and customer support functions.</text:span></text:p>
      <text:p text:style-name="P1"/>
      <text:p text:style-name="Standard"><text:span text:style-name="T1">Information Retrieval (IR): An area of database technology that deals with books, manuscripts, and various forms of library-based articles. Data is indexed, catalogued, and annotated using keywords.</text:span></text:p>
      <text:p text:style-name="P1"/>
      <text:p text:style-name="P1"/>
      <text:p text:style-name="P1"/>
      <text:p text:style-name="Standard"><text:span text:style-name="T1">Concepts</text:span></text:p>
      <text:p text:style-name="Standard"><text:span text:style-name="T1">A database has the following implicit properties:</text:span></text:p>
      <text:p text:style-name="P2"><text:span text:style-name="T1">- <text:s/>Represents some aspect of the real world.</text:span></text:p>
      <text:p text:style-name="P2"><text:span text:style-name="T1">- <text:s/>A logically coherent collection of data with some inherent meaning. A random assortment of data cannot be referred to as a database.</text:span></text:p>
      <text:p text:style-name="P2"><text:span text:style-name="T1">- <text:s/>Designed, built, and populated with data for a specific purpose. It has an intended group of users and some preconceived applications in which these users are interested.</text:span></text:p>
      <text:p text:style-name="P1"/>
      <text:p text:style-name="Standard"><text:soft-page-break/><text:span text:style-name="T1">In order for a database to be accurate and reliable at all times, it must be a true reflections o the miniworld it represents; therefore, changes must be reflected in the database as soon as possible.</text:span></text:p>
      <text:p text:style-name="P1"/>
      <text:p text:style-name="Standard"><text:span text:style-name="T1">A database can be of any size and complexity. It may be generated and maintained manually or computerized. A computerized database may be created and maintained either by a group of application programs written specifically for that task or by a database management system.</text:span></text:p>
      <text:p text:style-name="P1"/>
      <text:p text:style-name="Standard"><text:span text:style-name="T1">Defining a database involves specifying the data types, structures, and constraints of the data to be stored in the database. The database definition or descriptive info is also stored by the DBMS in the form of a database catalog or dictionary; it’s called meta-data.</text:span></text:p>
      <text:p text:style-name="P1"/>
      <text:p text:style-name="Standard"><text:span text:style-name="T1">Constructing the database is the process of storing the data on some storage medium that is controlled by the DBMS.</text:span></text:p>
      <text:p text:style-name="P1"/>
      <text:p text:style-name="Standard"><text:span text:style-name="T1">Manipulating a database includes functions such as querying the database to retrieve specific data, updating the database to reflect changes in the miniworld and generating reports from the data.</text:span></text:p>
      <text:p text:style-name="P1"/>
      <text:p text:style-name="Standard"><text:span text:style-name="T1">Sharing a database allows multiple users and programs to access the database simultaneously. </text:span></text:p>
      <text:p text:style-name="P1"/>
      <text:p text:style-name="Standard"><text:span text:style-name="T1">Other important functions of the DBMS include protecting the database and maintaining over a long period of time.</text:span></text:p>
      <text:p text:style-name="P1"/>
      <text:p text:style-name="Standard"><text:span text:style-name="T1">Design of a new application for an existing database or design of a brand new database starts off with a phase called requirements specification and analysis. These requirements are documented in detail and transformed into conceptual design that can be represented and manipulated using some computerized tools so that it can be easily maintained, modified, and transformed into a database implementation. The design is then translated into a logical design that can be expressed in a commercial DBMS. The final stage is physical design, during which further specifications are provided for storing and accessing the database. The database design is implemented, populated with actual, and continuously maintained to reflect the state of the miniworld.</text:span></text:p>
      <text:p text:style-name="P1"/>
      <text:p text:style-name="Standard"><text:span text:style-name="T1">In the database approach of programming with files, a single repository maintains data that is defined once and then accessed by various users.</text:span></text:p>
      <text:p text:style-name="P1"/>
      <text:p text:style-name="Standard"><text:span text:style-name="T1">The main characteristics of the database approach versus the file-processing approach are the following:</text:span></text:p>
      <text:p text:style-name="P2"><text:span text:style-name="T1">Self-describing nature of a database system</text:span></text:p>
      <text:p text:style-name="P2"><text:span text:style-name="T1">Insulation between programs and data, and data abstraction</text:span></text:p>
      <text:p text:style-name="P2"><text:span text:style-name="T1">Support of multiple views of the data</text:span></text:p>
      <text:p text:style-name="P2"><text:span text:style-name="T1">Sharing of data and multiuser transaction processing</text:span></text:p>
      <text:p text:style-name="P3"/>
      <text:p text:style-name="Standard"><text:span text:style-name="T1">A fundamental characteristic of the database approach is that the database system contains not only the database itself but also a complete definition or description of the database structure and constraints. This definition is stored in the DBMS catalog, which contains info such as the structure of each file, the type and storage format of each data item, and various constraints on the data.</text:span></text:p>
      <text:p text:style-name="P1"/>
      <text:p text:style-name="Standard"><text:span text:style-name="T1">In some types of database systems, such as object-oriented and object-relational systems, users can define operations on data as part of the database definitions. An operation (also called a function or method) is specified in two parts. The interface (or signature) of an </text:span><text:soft-page-break/><text:span text:style-name="T1">operation includes the operation name and the data types of its arguments (or parameters). The implementation (or method) of the operation is specified separately and can be changed without affecting the interface. </text:span></text:p>
      <text:p text:style-name="P1"/>
      <text:p text:style-name="Standard"><text:span text:style-name="T1">People who use a large database day-to-day are referred to as the actors on the scene. These people include database administrators, database designers, end users, and system analysts and application programmers.</text:span></text:p>
      <text:p text:style-name="P1"/>
      <text:p text:style-name="Standard"><text:span text:style-name="T1">People who design, use, and aren’t typically interested with the content stored in a database are referred to as workers behind the scene and they include DBMS system designers and implementers, tool developers, and operators and maintenance personnel.</text:span></text:p>
      <text:p text:style-name="P1"/>
      <text:p text:style-name="Standard"><text:span text:style-name="T1">There are several advantages of using the DBMS approach:</text:span></text:p>
      <text:p text:style-name="Standard"><text:span text:style-name="T1">1) It helps control redundancy through data normalization.</text:span></text:p>
      <text:p text:style-name="Standard"><text:span text:style-name="T1">2) It restricts unauthorized access by sometimes providing a security and authorization system and allowing people on the DBA’s staff to use privileged software such as the software that allows the creation of new accounts.</text:span></text:p>
      <text:p text:style-name="Standard"><text:span text:style-name="T1">3) It provides persistent storage for program objects so objects survive the termination of program execution.</text:span></text:p>
      <text:p text:style-name="Standard"><text:span text:style-name="T1">4) It provides storage structures and search techniques for efficient query processing through the use of buffering or caching modules and the query processing and optimization module of the DBMS.</text:span></text:p>
      <text:p text:style-name="Standard"><text:span text:style-name="T1">5) It provides backup and recovery with facilities for recovering from hardware or software failures.</text:span></text:p>
      <text:p text:style-name="Standard"><text:span text:style-name="T1">6) It provides multiple user interfaces.</text:span></text:p>
      <text:p text:style-name="Standard"><text:span text:style-name="T1">7) It represents complex relationships among data.</text:span></text:p>
      <text:p text:style-name="Standard"><text:span text:style-name="T1">8) It enforces integrity constraints.</text:span></text:p>
      <text:p text:style-name="Standard"><text:span text:style-name="T1">9) It permits inferencing and actions using rules.</text:span></text:p>
      <text:p text:style-name="Standard"><text:span text:style-name="T1">10) Additional implications of using the database approach:</text:span></text:p>
      <text:p text:style-name="Standard"><text:span text:style-name="T1"><text:tab/>- Potential for enforcing standards</text:span></text:p>
      <text:p text:style-name="Standard"><text:span text:style-name="T1"><text:tab/>- Reduced application development time</text:span></text:p>
      <text:p text:style-name="Standard"><text:span text:style-name="T1"><text:tab/>- Flexibility </text:span></text:p>
      <text:p text:style-name="Standard"><text:span text:style-name="T1"><text:tab/>- Availability of up-to-date information</text:span></text:p>
      <text:p text:style-name="Standard"><text:span text:style-name="T1"><text:tab/>- Economies of scal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Calibri" svg:font-family="Calibri" style:font-family-generic="roman" style:font-pitch="variable"/>
    <style:font-face style:name="Century Gothic" svg:font-family="'Century Gothic'" style:font-family-generic="roman" style:font-pitch="variable"/>
    <style:font-face style:name="Arial" svg:font-family="Arial"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eena</meta:initial-creator>
    <dc:creator>Sheena</dc:creator>
    <meta:editing-cycles>7</meta:editing-cycles>
    <meta:creation-date>2010-09-11T22:44:00</meta:creation-date>
    <dc:date>2010-09-12T01:42:00</dc:date>
    <meta:editing-duration>PT00H02M58S</meta:editing-duration>
    <meta:generator>OpenOffice.org/3.2$Linux OpenOffice.org_project/320m19$Build-9505</meta:generator>
    <meta:document-statistic meta:table-count="0" meta:image-count="0" meta:object-count="0" meta:page-count="5" meta:paragraph-count="91" meta:word-count="1814" meta:character-count="12232"/>
    <meta:template xlink:type="simple" xlink:actuate="onRequest" xlink:title="Normal" xlink:href=""/>
  </office:meta>
</office:document-meta>
</file>